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svg:stroke-width="0.2cm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draw:stroke="none" svg:stroke-color="#000000" draw:fill="none" draw:fill-color="#ffffff" fo:min-height="1.25cm"/>
    </style:style>
    <style:style style:name="gr4" style:family="graphic" style:parent-style-name="standard">
      <style:graphic-properties draw:stroke="none" svg:stroke-color="#000000" draw:fill="none" draw:fill-color="#ffffff" fo:min-height="1cm"/>
    </style:style>
    <style:style style:name="gr5" style:family="graphic" style:parent-style-name="standard">
      <style:graphic-properties draw:stroke="none" svg:stroke-color="#000000" draw:fill="none" draw:fill-color="#ffffff" fo:min-height="1.75cm"/>
    </style:style>
    <style:style style:name="P1" style:family="paragraph">
      <style:paragraph-properties fo:text-align="center"/>
    </style:style>
    <style:style style:name="P2" style:family="paragraph">
      <style:text-properties fo:font-size="36pt" fo:font-weight="bold" style:font-size-asian="36pt" style:font-weight-asian="bold" style:font-size-complex="36pt" style:font-weight-complex="bold"/>
    </style:style>
    <style:style style:name="P3" style:family="paragraph"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font-family="IPAGothic" style:font-family-generic="swiss" style:font-pitch="variable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layer="layout" svg:width="15.499cm" svg:height="8.999cm" svg:x="-0.299cm" svg:y="3.90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layer="layout" svg:width="15.999cm" svg:height="8.999cm" svg:x="11.3cm" svg:y="10.001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2" draw:text-style-name="P1" draw:layer="layout" svg:x1="13.4cm" svg:y1="3.5cm" svg:x2="13.4cm" svg:y2="19.5cm">
          <text:p/>
        </draw:line>
        <draw:line draw:style-name="gr2" draw:text-style-name="P1" draw:layer="layout" svg:x1="1.2cm" svg:y1="11.551cm" svg:x2="25.2cm" svg:y2="11.55cm">
          <text:p/>
        </draw:line>
        <draw:frame draw:style-name="gr3" draw:text-style-name="P2" draw:layer="layout" svg:width="1.5cm" svg:height="1.673cm" svg:x="12cm" svg:y="11.6cm">
          <draw:text-box>
            <text:p><text:span text:style-name="T1">0</text:span></text:p>
          </draw:text-box>
        </draw:frame>
        <draw:frame draw:style-name="gr4" draw:text-style-name="P3" draw:layer="layout" svg:width="5cm" svg:height="1.276cm" svg:x="25.5cm" svg:y="11cm">
          <draw:text-box>
            <text:p><text:span text:style-name="T2">w [rad/</text:span><text:span text:style-name="T2">秒</text:span><text:span text:style-name="T2">]</text:span></text:p>
          </draw:text-box>
        </draw:frame>
        <draw:frame draw:style-name="gr5" draw:text-style-name="P2" draw:layer="layout" svg:width="7cm" svg:height="2cm" svg:x="10.9cm" svg:y="1.7cm">
          <draw:text-box>
            <text:p><text:span text:style-name="T3">∠</text:span><text:span text:style-name="T3">F(w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Takao Pゴシック'" style:font-family-generic-asian="system" style:font-pitch-asian="variable" style:font-size-asian="24pt" style:language-asian="ja" style:country-asian="JP" style:font-family-complex="'Takao Pゴシック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Takao Pゴシック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1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0-10-05T14:51:51</meta:creation-date>
    <dc:date>2016-07-22T19:42:11</dc:date>
    <meta:editing-duration>PT13M55S</meta:editing-duration>
    <meta:editing-cycles>22</meta:editing-cycles>
    <meta:generator>LibreOffice/3.5$Linux_x86 LibreOffice_project/350m1$Build-2</meta:generator>
    <dc:creator>tokai </dc:creator>
    <meta:document-statistic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symbol-type="none" chart:link-data-style-to-source="fals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5" style:family="chart">
      <style:graphic-properties svg:stroke-color="#b3b3b3" draw:fill="none" draw:fill-color="#e6e6e6"/>
    </style:style>
    <style:style style:name="ch6" style:family="chart">
      <style:graphic-properties svg:stroke-color="#b3b3b3" draw:fill-color="#cccccc"/>
    </style:style>
  </office:automatic-styles>
  <office:body>
    <office:chart>
      <chart:chart svg:width="15.5cm" svg:height="9cm" xlink:href="." xlink:type="simple" chart:class="chart:scatter" chart:style-name="ch1">
        <chart:plot-area chart:style-name="ch2" chart:data-source-has-labels="both" svg:x="0.76cm" svg:y="0.855cm" svg:width="14.12cm" svg:height="7.545cm">
          <chartooo:coordinate-region svg:x="0.76cm" svg:y="0.855cm" svg:width="14.12cm" svg:height="7.545cm"/>
          <chart:axis chart:dimension="x" chart:name="primary-x" chart:style-name="ch3" chartooo:axis-type="auto">
            <chart:categories table:cell-range-address="local-table.$A$2:.$A$42"/>
          </chart:axis>
          <chart:axis chart:dimension="y" chart:name="primary-y" chart:style-name="ch3"/>
          <chart:series chart:style-name="ch4" chart:values-cell-range-address="local-table.$C$2:.$C$42" chart:label-cell-address="local-table.$C$1" chart:class="chart:scatter">
            <chart:domain table:cell-range-address="local-table.$B$2:.$B$42"/>
            <chart:data-point chart:repeated="41"/>
          </chart:series>
          <chart:wall chart:style-name="ch5"/>
          <chart:floor chart:style-name="ch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">
                <text:p>-2</text:p>
              </table:table-cell>
              <table:table-cell office:value-type="float" office:value="0.135335283236613">
                <text:p>0.13533528323661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9">
                <text:p>-1.9</text:p>
              </table:table-cell>
              <table:table-cell office:value-type="float" office:value="0.164474456577155">
                <text:p>0.1644744565771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8">
                <text:p>-1.8</text:p>
              </table:table-cell>
              <table:table-cell office:value-type="float" office:value="0.197898699083615">
                <text:p>0.1978986990836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7">
                <text:p>-1.7</text:p>
              </table:table-cell>
              <table:table-cell office:value-type="float" office:value="0.235746076555863">
                <text:p>0.2357460765558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6">
                <text:p>-1.6</text:p>
              </table:table-cell>
              <table:table-cell office:value-type="float" office:value="0.278037300453194">
                <text:p>0.2780373004531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5">
                <text:p>-1.5</text:p>
              </table:table-cell>
              <table:table-cell office:value-type="float" office:value="0.324652467358349">
                <text:p>0.3246524673583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4">
                <text:p>-1.4</text:p>
              </table:table-cell>
              <table:table-cell office:value-type="float" office:value="0.375311098851399">
                <text:p>0.3753110988513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3">
                <text:p>-1.3</text:p>
              </table:table-cell>
              <table:table-cell office:value-type="float" office:value="0.429557358210739">
                <text:p>0.4295573582107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.2">
                <text:p>-1.2</text:p>
              </table:table-cell>
              <table:table-cell office:value-type="float" office:value="0.486752255959971">
                <text:p>0.4867522559599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.1">
                <text:p>-1.1</text:p>
              </table:table-cell>
              <table:table-cell office:value-type="float" office:value="0.546074426639709">
                <text:p>0.5460744266397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">
                <text:p>-1</text:p>
              </table:table-cell>
              <table:table-cell office:value-type="float" office:value="0.606530659712633">
                <text:p>0.6065306597126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900000000000001">
                <text:p>-0.900000000000001</text:p>
              </table:table-cell>
              <table:table-cell office:value-type="float" office:value="0.666976810858473">
                <text:p>0.6669768108584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800000000000002">
                <text:p>-0.800000000000002</text:p>
              </table:table-cell>
              <table:table-cell office:value-type="float" office:value="0.72614903707369">
                <text:p>0.726149037073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700000000000002">
                <text:p>-0.700000000000002</text:p>
              </table:table-cell>
              <table:table-cell office:value-type="float" office:value="0.782704538241867">
                <text:p>0.7827045382418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600000000000002">
                <text:p>-0.600000000000002</text:p>
              </table:table-cell>
              <table:table-cell office:value-type="float" office:value="0.835270211411271">
                <text:p>0.8352702114112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500000000000002">
                <text:p>-0.500000000000002</text:p>
              </table:table-cell>
              <table:table-cell office:value-type="float" office:value="0.882496902584595">
                <text:p>0.8824969025845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400000000000002">
                <text:p>-0.400000000000002</text:p>
              </table:table-cell>
              <table:table-cell office:value-type="float" office:value="0.923116346386635">
                <text:p>0.9231163463866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300000000000002">
                <text:p>-0.300000000000002</text:p>
              </table:table-cell>
              <table:table-cell office:value-type="float" office:value="0.955997481833099">
                <text:p>0.9559974818330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200000000000002">
                <text:p>-0.200000000000002</text:p>
              </table:table-cell>
              <table:table-cell office:value-type="float" office:value="0.980198673306755">
                <text:p>0.9801986733067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100000000000003">
                <text:p>-0.100000000000003</text:p>
              </table:table-cell>
              <table:table-cell office:value-type="float" office:value="0.995012479192682">
                <text:p>0.9950124791926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.66453525910038E-015">
                <text:p>-2.66453525910038E-0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99999999999997">
                <text:p>0.099999999999997</text:p>
              </table:table-cell>
              <table:table-cell office:value-type="float" office:value="0.995012479192683">
                <text:p>0.9950124791926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99999999999997">
                <text:p>0.199999999999997</text:p>
              </table:table-cell>
              <table:table-cell office:value-type="float" office:value="0.980198673306756">
                <text:p>0.9801986733067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99999999999997">
                <text:p>0.299999999999997</text:p>
              </table:table-cell>
              <table:table-cell office:value-type="float" office:value="0.955997481833101">
                <text:p>0.9559974818331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99999999999997">
                <text:p>0.399999999999997</text:p>
              </table:table-cell>
              <table:table-cell office:value-type="float" office:value="0.923116346386637">
                <text:p>0.9231163463866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99999999999996">
                <text:p>0.499999999999996</text:p>
              </table:table-cell>
              <table:table-cell office:value-type="float" office:value="0.882496902584597">
                <text:p>0.8824969025845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99999999999997">
                <text:p>0.599999999999997</text:p>
              </table:table-cell>
              <table:table-cell office:value-type="float" office:value="0.835270211411274">
                <text:p>0.8352702114112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99999999999997">
                <text:p>0.699999999999997</text:p>
              </table:table-cell>
              <table:table-cell office:value-type="float" office:value="0.78270453824187">
                <text:p>0.782704538241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99999999999996">
                <text:p>0.799999999999996</text:p>
              </table:table-cell>
              <table:table-cell office:value-type="float" office:value="0.726149037073693">
                <text:p>0.7261490370736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99999999999996">
                <text:p>0.899999999999996</text:p>
              </table:table-cell>
              <table:table-cell office:value-type="float" office:value="0.666976810858477">
                <text:p>0.6669768108584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99999999999996">
                <text:p>0.999999999999996</text:p>
              </table:table-cell>
              <table:table-cell office:value-type="float" office:value="0.606530659712636">
                <text:p>0.6065306597126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1">
                <text:p>1.1</text:p>
              </table:table-cell>
              <table:table-cell office:value-type="float" office:value="0.546074426639712">
                <text:p>0.5460744266397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2">
                <text:p>1.2</text:p>
              </table:table-cell>
              <table:table-cell office:value-type="float" office:value="0.486752255959974">
                <text:p>0.4867522559599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3">
                <text:p>1.3</text:p>
              </table:table-cell>
              <table:table-cell office:value-type="float" office:value="0.429557358210742">
                <text:p>0.4295573582107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4">
                <text:p>1.4</text:p>
              </table:table-cell>
              <table:table-cell office:value-type="float" office:value="0.375311098851402">
                <text:p>0.3753110988514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5">
                <text:p>1.5</text:p>
              </table:table-cell>
              <table:table-cell office:value-type="float" office:value="0.324652467358352">
                <text:p>0.3246524673583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6">
                <text:p>1.6</text:p>
              </table:table-cell>
              <table:table-cell office:value-type="float" office:value="0.278037300453196">
                <text:p>0.2780373004531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7">
                <text:p>1.7</text:p>
              </table:table-cell>
              <table:table-cell office:value-type="float" office:value="0.235746076555866">
                <text:p>0.2357460765558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8">
                <text:p>1.8</text:p>
              </table:table-cell>
              <table:table-cell office:value-type="float" office:value="0.197898699083617">
                <text:p>0.1978986990836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9">
                <text:p>1.9</text:p>
              </table:table-cell>
              <table:table-cell office:value-type="float" office:value="0.164474456577156">
                <text:p>0.1644744565771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0.135335283236614">
                <text:p>0.1353352832366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symbol-type="none" chart:link-data-style-to-source="fals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5" style:family="chart">
      <style:graphic-properties svg:stroke-color="#b3b3b3" draw:fill="none" draw:fill-color="#e6e6e6"/>
    </style:style>
    <style:style style:name="ch6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77cm" svg:y="0.855cm" svg:width="14.59cm" svg:height="7.545cm">
          <chartooo:coordinate-region svg:x="0.77cm" svg:y="0.855cm" svg:width="14.59cm" svg:height="7.545cm"/>
          <chart:axis chart:dimension="x" chart:name="primary-x" chart:style-name="ch3" chartooo:axis-type="auto">
            <chart:categories table:cell-range-address="local-table.$A$2:.$A$42"/>
          </chart:axis>
          <chart:axis chart:dimension="y" chart:name="primary-y" chart:style-name="ch3"/>
          <chart:series chart:style-name="ch4" chart:values-cell-range-address="local-table.$C$2:.$C$42" chart:label-cell-address="local-table.$C$1" chart:class="chart:scatter">
            <chart:domain table:cell-range-address="local-table.$B$2:.$B$42"/>
            <chart:data-point chart:repeated="41"/>
          </chart:series>
          <chart:wall chart:style-name="ch5"/>
          <chart:floor chart:style-name="ch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">
                <text:p>-2</text:p>
              </table:table-cell>
              <table:table-cell office:value-type="float" office:value="-0.135335283236613">
                <text:p>-0.13533528323661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9">
                <text:p>-1.9</text:p>
              </table:table-cell>
              <table:table-cell office:value-type="float" office:value="-0.164474456577155">
                <text:p>-0.1644744565771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8">
                <text:p>-1.8</text:p>
              </table:table-cell>
              <table:table-cell office:value-type="float" office:value="-0.197898699083615">
                <text:p>-0.1978986990836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7">
                <text:p>-1.7</text:p>
              </table:table-cell>
              <table:table-cell office:value-type="float" office:value="-0.235746076555863">
                <text:p>-0.2357460765558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6">
                <text:p>-1.6</text:p>
              </table:table-cell>
              <table:table-cell office:value-type="float" office:value="-0.278037300453194">
                <text:p>-0.2780373004531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5">
                <text:p>-1.5</text:p>
              </table:table-cell>
              <table:table-cell office:value-type="float" office:value="-0.324652467358349">
                <text:p>-0.3246524673583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4">
                <text:p>-1.4</text:p>
              </table:table-cell>
              <table:table-cell office:value-type="float" office:value="-0.375311098851399">
                <text:p>-0.3753110988513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3">
                <text:p>-1.3</text:p>
              </table:table-cell>
              <table:table-cell office:value-type="float" office:value="-0.429557358210739">
                <text:p>-0.4295573582107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.2">
                <text:p>-1.2</text:p>
              </table:table-cell>
              <table:table-cell office:value-type="float" office:value="-0.486752255959971">
                <text:p>-0.4867522559599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.1">
                <text:p>-1.1</text:p>
              </table:table-cell>
              <table:table-cell office:value-type="float" office:value="-0.546074426639709">
                <text:p>-0.5460744266397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">
                <text:p>-1</text:p>
              </table:table-cell>
              <table:table-cell office:value-type="float" office:value="-0.606530659712633">
                <text:p>-0.6065306597126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900000000000001">
                <text:p>-0.900000000000001</text:p>
              </table:table-cell>
              <table:table-cell office:value-type="float" office:value="-0.666976810858473">
                <text:p>-0.6669768108584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800000000000002">
                <text:p>-0.800000000000002</text:p>
              </table:table-cell>
              <table:table-cell office:value-type="float" office:value="-0.72614903707369">
                <text:p>-0.726149037073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700000000000002">
                <text:p>-0.700000000000002</text:p>
              </table:table-cell>
              <table:table-cell office:value-type="float" office:value="-0.782704538241867">
                <text:p>-0.7827045382418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600000000000002">
                <text:p>-0.600000000000002</text:p>
              </table:table-cell>
              <table:table-cell office:value-type="float" office:value="-0.835270211411271">
                <text:p>-0.8352702114112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500000000000002">
                <text:p>-0.500000000000002</text:p>
              </table:table-cell>
              <table:table-cell office:value-type="float" office:value="-0.882496902584595">
                <text:p>-0.8824969025845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400000000000002">
                <text:p>-0.400000000000002</text:p>
              </table:table-cell>
              <table:table-cell office:value-type="float" office:value="-0.923116346386635">
                <text:p>-0.9231163463866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300000000000002">
                <text:p>-0.300000000000002</text:p>
              </table:table-cell>
              <table:table-cell office:value-type="float" office:value="-0.955997481833099">
                <text:p>-0.9559974818330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200000000000002">
                <text:p>-0.200000000000002</text:p>
              </table:table-cell>
              <table:table-cell office:value-type="float" office:value="-0.980198673306755">
                <text:p>-0.9801986733067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100000000000003">
                <text:p>-0.100000000000003</text:p>
              </table:table-cell>
              <table:table-cell office:value-type="float" office:value="-0.995012479192682">
                <text:p>-0.9950124791926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.66453525910038E-015">
                <text:p>-2.66453525910038E-01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99999999999997">
                <text:p>0.099999999999997</text:p>
              </table:table-cell>
              <table:table-cell office:value-type="float" office:value="-0.995012479192683">
                <text:p>-0.9950124791926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99999999999997">
                <text:p>0.199999999999997</text:p>
              </table:table-cell>
              <table:table-cell office:value-type="float" office:value="-0.980198673306756">
                <text:p>-0.9801986733067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99999999999997">
                <text:p>0.299999999999997</text:p>
              </table:table-cell>
              <table:table-cell office:value-type="float" office:value="-0.955997481833101">
                <text:p>-0.9559974818331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99999999999997">
                <text:p>0.399999999999997</text:p>
              </table:table-cell>
              <table:table-cell office:value-type="float" office:value="-0.923116346386637">
                <text:p>-0.9231163463866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99999999999996">
                <text:p>0.499999999999996</text:p>
              </table:table-cell>
              <table:table-cell office:value-type="float" office:value="-0.882496902584597">
                <text:p>-0.8824969025845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99999999999997">
                <text:p>0.599999999999997</text:p>
              </table:table-cell>
              <table:table-cell office:value-type="float" office:value="-0.835270211411274">
                <text:p>-0.8352702114112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99999999999997">
                <text:p>0.699999999999997</text:p>
              </table:table-cell>
              <table:table-cell office:value-type="float" office:value="-0.78270453824187">
                <text:p>-0.782704538241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99999999999996">
                <text:p>0.799999999999996</text:p>
              </table:table-cell>
              <table:table-cell office:value-type="float" office:value="-0.726149037073693">
                <text:p>-0.7261490370736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99999999999996">
                <text:p>0.899999999999996</text:p>
              </table:table-cell>
              <table:table-cell office:value-type="float" office:value="-0.666976810858477">
                <text:p>-0.6669768108584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99999999999996">
                <text:p>0.999999999999996</text:p>
              </table:table-cell>
              <table:table-cell office:value-type="float" office:value="-0.606530659712636">
                <text:p>-0.6065306597126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1">
                <text:p>1.1</text:p>
              </table:table-cell>
              <table:table-cell office:value-type="float" office:value="-0.546074426639712">
                <text:p>-0.5460744266397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2">
                <text:p>1.2</text:p>
              </table:table-cell>
              <table:table-cell office:value-type="float" office:value="-0.486752255959974">
                <text:p>-0.4867522559599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3">
                <text:p>1.3</text:p>
              </table:table-cell>
              <table:table-cell office:value-type="float" office:value="-0.429557358210742">
                <text:p>-0.4295573582107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4">
                <text:p>1.4</text:p>
              </table:table-cell>
              <table:table-cell office:value-type="float" office:value="-0.375311098851402">
                <text:p>-0.3753110988514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5">
                <text:p>1.5</text:p>
              </table:table-cell>
              <table:table-cell office:value-type="float" office:value="-0.324652467358352">
                <text:p>-0.3246524673583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6">
                <text:p>1.6</text:p>
              </table:table-cell>
              <table:table-cell office:value-type="float" office:value="-0.278037300453196">
                <text:p>-0.2780373004531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7">
                <text:p>1.7</text:p>
              </table:table-cell>
              <table:table-cell office:value-type="float" office:value="-0.235746076555866">
                <text:p>-0.2357460765558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8">
                <text:p>1.8</text:p>
              </table:table-cell>
              <table:table-cell office:value-type="float" office:value="-0.197898699083617">
                <text:p>-0.1978986990836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9">
                <text:p>1.9</text:p>
              </table:table-cell>
              <table:table-cell office:value-type="float" office:value="-0.164474456577156">
                <text:p>-0.1644744565771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-0.135335283236614">
                <text:p>-0.1353352832366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